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Sampler.setFilename( String new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Sampler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Sampler.setScriptLanguage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Sampler.sample( Entry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BSFSampler.get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Sampler.getScrip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Sampler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Sampler.setParameters( String new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Sampler.setScript( String new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Sampler.BSFSamp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Sampler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